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0.9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299.25pt"/>
    </style:style>
    <style:style style:name="co6" style:family="table-column">
      <style:table-column-properties fo:break-before="auto" style:column-width="381.74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173pt"/>
    </style:style>
    <style:style style:name="co9" style:family="table-column">
      <style:table-column-properties fo:break-before="auto" style:column-width="97.65pt"/>
    </style:style>
    <style:style style:name="co10" style:family="table-column">
      <style:table-column-properties fo:break-before="auto" style:column-width="320.66pt"/>
    </style:style>
    <style:style style:name="co11" style:family="table-column">
      <style:table-column-properties fo:break-before="auto" style:column-width="410.34pt"/>
    </style:style>
    <style:style style:name="co12" style:family="table-column">
      <style:table-column-properties fo:break-before="auto" style:column-width="99.24pt"/>
    </style:style>
    <style:style style:name="co13" style:family="table-column">
      <style:table-column-properties fo:break-before="auto" style:column-width="69.85pt"/>
    </style:style>
    <style:style style:name="co14" style:family="table-column">
      <style:table-column-properties fo:break-before="auto" style:column-width="213.51pt"/>
    </style:style>
    <style:style style:name="co15" style:family="table-column">
      <style:table-column-properties fo:break-before="auto" style:column-width="98.39pt"/>
    </style:style>
    <style:style style:name="co16" style:family="table-column">
      <style:table-column-properties fo:break-before="auto" style:column-width="115.91pt"/>
    </style:style>
    <style:style style:name="co17" style:family="table-column">
      <style:table-column-properties fo:break-before="auto" style:column-width="82.54pt"/>
    </style:style>
    <style:style style:name="co18" style:family="table-column">
      <style:table-column-properties fo:break-before="auto" style:column-width="95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4.25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Sprint_20_1">
      <style:table-properties table:display="true" style:writing-mode="lr-tb"/>
    </style:style>
    <style:style style:name="ta3" style:family="table" style:master-page-name="PageStyle_5f_Sprint_20_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História do Usuário</text:p>
          </table:table-cell>
          <table:table-cell table:style-name="ce1" office:value-type="string" calcext:value-type="string">
            <text:p>Ordem de Prioridade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 calcext:value-type="string">
            <text:p>Como apostador,</text:p>
            <text:p>preciso cadastrar minha conta com meus Dados</text:p>
            <text:p>para utilizar dentro do sistema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Finaliza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o apostador,</text:p>
            <text:p>preciso de uma tela te login</text:p>
            <text:p>para acessar o sistema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Finaliza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o administrador,</text:p>
            <text:p>preciso de um ambiente especial </text:p>
            <text:p>para cadastrar partidas 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Termina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o administrador, </text:p>
            <text:p>preciso de um ambiente </text:p>
            <text:p>para cadastrar campeonatos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Terminar</text:p>
          </table:table-cell>
          <table:table-cell/>
          <table:table-cell table:style-name="ce2"/>
          <table:table-cell table:style-name="ce1"/>
          <table:table-cell table:number-columns-repeated="1018"/>
        </table:table-row>
        <table:table-row table:style-name="ro1">
          <table:table-cell table:style-name="ce2" office:value-type="string" calcext:value-type="string">
            <text:p>Como apostador, </text:p>
            <text:p>preciso visualizar as partidas e campeonatos disponiveis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niciar</text:p>
          </table:table-cell>
          <table:table-cell/>
          <table:table-cell table:style-name="ce2"/>
          <table:table-cell table:style-name="ce1"/>
          <table:table-cell table:number-columns-repeated="1018"/>
        </table:table-row>
        <table:table-row table:style-name="ro1">
          <table:table-cell table:style-name="ce2" office:value-type="string" calcext:value-type="string">
            <text:p>Como apostador, </text:p>
            <text:p>preciso de detalhes da partida </text:p>
            <text:p>para poder apostar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niciar</text:p>
          </table:table-cell>
          <table:table-cell/>
          <table:table-cell table:style-name="ce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omo administrador do sistema de apostas,</text:p>
            <text:p>preciso cadastrar e atualizar os resultados das partidas</text:p>
            <text:p>para contabilizar os pontos do sistema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nicia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o administrador do sistema de apostas,</text:p>
            <text:p>preciso apresentar o ranqueamento de apostadores</text:p>
            <text:p>para classificar os vencedore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o um apostador,</text:p>
            <text:p>preciso ter um historico e estatisticas das minhas apostas</text:p>
            <text:p>para saber onde eu devo melhorar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omo um apostador iniciante</text:p>
            <text:p>preciso de instrucoes</text:p>
            <text:p>para utilizacao da plataforma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16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http://www.pudim.com.br/" xlink:type="simple">http://www.pudim.com.br/</text:a></text:p>
          </table:table-cell>
          <table:table-cell table:style-name="ce1" table:number-columns-repeated="2"/>
          <table:table-cell table:number-columns-repeated="1021"/>
        </table:table-row>
        <table:table-row table:style-name="ro1" table:number-rows-repeated="97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1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6" table:default-cell-style-name="Default"/>
        <table:table-row table:style-name="ro3">
          <table:table-cell table:style-name="ce4" office:value-type="string" calcext:value-type="string">
            <text:p>ID História</text:p>
          </table:table-cell>
          <table:table-cell table:style-name="ce4" office:value-type="string" calcext:value-type="string">
            <text:p>História do Usuário</text:p>
          </table:table-cell>
          <table:table-cell table:style-name="ce4" office:value-type="string" calcext:value-type="string">
            <text:p>BDD</text:p>
            <text:p>(Cenários de testes)</text:p>
          </table:table-cell>
          <table:table-cell table:style-name="ce4" office:value-type="string" calcext:value-type="string">
            <text:p>RNF Associados</text:p>
          </table:table-cell>
          <table:table-cell table:style-name="ce4" office:value-type="string" calcext:value-type="string">
            <text:p>ID Tardefas</text:p>
          </table:table-cell>
          <table:table-cell table:style-name="ce4" office:value-type="string" calcext:value-type="string">
            <text:p>Descricão das Tarefas</text:p>
          </table:table-cell>
          <table:table-cell table:style-name="ce4" office:value-type="string" calcext:value-type="string">
            <text:p>Tempo Estimado</text:p>
          </table:table-cell>
          <table:table-cell table:style-name="ce4" office:value-type="string" calcext:value-type="string">
            <text:p>Tempo Desenvolver</text:p>
          </table:table-cell>
          <table:table-cell table:style-name="ce4" office:value-type="string" calcext:value-type="string">
            <text:p>Tempo Testes</text:p>
          </table:table-cell>
          <table:table-cell table:style-name="ce4" office:value-type="string" calcext:value-type="string">
            <text:p>Tempo Trabalho</text:p>
          </table:table-cell>
          <table:table-cell table:style-name="ce4" office:value-type="string" calcext:value-type="string">
            <text:p>Tempo Total</text:p>
          </table:table-cell>
          <table:table-cell table:style-name="ce4" office:value-type="string" calcext:value-type="string">
            <text:p>Diferenca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Como apostador,</text:p>
            <text:p>preciso cadastrar minha conta com meus Dados</text:p>
            <text:p>para utilizar dentro do sistema</text:p>
          </table:table-cell>
          <table:table-cell table:style-name="ce5" office:value-type="string" calcext:value-type="string">
            <text:p>Cenário 1: Algum ou todos os Dados de entrada invalidos</text:p>
            <text:p>Dado: Algum Dado invalido</text:p>
            <text:p>Quando: na confirmacao do cadastro</text:p>
            <text:p>entao: emitir um aviso ao usuario do(s) campo(s) incorreto(s) </text:p>
            <text:p> E nao aceitar o cadastro</text:p>
          </table:table-cell>
          <table:table-cell table:style-name="ce11" office:value-type="string" calcext:value-type="string">
            <text:p>Usabilidad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riar o modelo conceitual</text:p>
            <text:p>do banco de Dad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2:.J2])" office:value-type="float" office:value="1.72" calcext:value-type="float">
            <text:p>1.72</text:p>
          </table:table-cell>
          <table:table-cell table:style-name="ce5" table:formula="of:=[.G2]-[.K2]" office:value-type="float" office:value="0.28" calcext:value-type="float">
            <text:p>0.28</text:p>
          </table:table-cell>
          <table:table-cell table:number-columns-repeated="1012"/>
        </table:table-row>
        <table:table-row table:style-name="ro1">
          <table:covered-table-cell table:style-name="ce6"/>
          <table:covered-table-cell/>
          <table:table-cell table:style-name="ce10" office:value-type="string" calcext:value-type="string">
            <text:p>Cenário 2: Dados corretos </text:p>
            <text:p>Dado: Dados de entrada corretos </text:p>
            <text:p>Quando:na confirmacao do cadastro </text:p>
            <text:p>entao: confirma o cadastro </text:p>
            <text:p>E insere o usuario no sistema </text:p>
            <text:p>E informa o usuario do sucesso do cadastro</text:p>
          </table:table-cell>
          <table:table-cell table:style-name="ce12" office:value-type="string" calcext:value-type="string">
            <text:p>Seguranç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riar o modelo lógico </text:p>
            <text:p>do banco de Dado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.25" calcext:value-type="float">
            <text:p>0.25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3:.J3])" office:value-type="float" office:value="0.8" calcext:value-type="float">
            <text:p>0.8</text:p>
          </table:table-cell>
          <table:table-cell table:style-name="ce5" table:formula="of:=[.G3]-[.K3]" office:value-type="float" office:value="1.2" calcext:value-type="float">
            <text:p>1.2</text:p>
          </table:table-cell>
          <table:table-cell table:number-columns-repeated="1012"/>
        </table:table-row>
        <table:table-row table:style-name="ro1">
          <table:covered-table-cell table:style-name="ce6"/>
          <table:covered-table-cell/>
          <table:table-cell table:style-name="ce10" office:value-type="string" calcext:value-type="string">
            <text:p>Cenário 3: Tentativa de invasao do sistema </text:p>
            <text:p>Dado: Dado de entrada classificado como invasao ou tentativa de acesso indevida </text:p>
            <text:p>Quando: na confirmacao do cadastro </text:p>
            <text:p>entao: Bloqueia o usuario </text:p>
            <text:p>E invalida o cadastro</text:p>
          </table:table-cell>
          <table:table-cell table:style-name="ce12" office:value-type="string" calcext:value-type="string">
            <text:p>Seguranç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riar o modelo relacaional</text:p>
            <text:p>do banco de Dad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4:.J4])" office:value-type="float" office:value="3.49" calcext:value-type="float">
            <text:p>3.49</text:p>
          </table:table-cell>
          <table:table-cell table:style-name="ce5" table:formula="of:=[.G4]-[.K4]" office:value-type="float" office:value="-1.49" calcext:value-type="float">
            <text:p>-1.49</text:p>
          </table:table-cell>
          <table:table-cell table:number-columns-repeated="1012"/>
        </table:table-row>
        <table:table-row table:style-name="ro1">
          <table:covered-table-cell table:style-name="ce7"/>
          <table:covered-table-cell table:style-name="ce9"/>
          <table:table-cell table:style-name="ce5" office:value-type="string" calcext:value-type="string">
            <text:p>Cenário 4: Cancelar o cadastro</text:p>
            <text:p>Dado: Selecionar a opcao de cancelar cadastro</text:p>
            <text:p>Quando: no cadastro</text:p>
            <text:p>entao: retorna a tela principal</text:p>
            <text:p> E cancela o cadastro em curso</text:p>
          </table:table-cell>
          <table:table-cell table:style-name="ce1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riar o modelo físico </text:p>
            <text:p>do banco de Dad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5:.J5])" office:value-type="float" office:value="4.7" calcext:value-type="float">
            <text:p>4.7</text:p>
          </table:table-cell>
          <table:table-cell table:style-name="ce5" table:formula="of:=[.G5]-[.K5]" office:value-type="float" office:value="-1.7" calcext:value-type="float">
            <text:p>-1.7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Como apostador,</text:p>
            <text:p>preciso de uma tela te login</text:p>
            <text:p>para acessar o sistema</text:p>
          </table:table-cell>
          <table:table-cell table:style-name="ce5" office:value-type="string" calcext:value-type="string">
            <text:p>Cenário 1: Email ou senha incorretos</text:p>
            <text:p>Dado: Email ou senha incorretos</text:p>
            <text:p>Quando: na confirmacao do login</text:p>
            <text:p>entao: nao permite o acesso </text:p>
            <text:p>e: informa o usuário login e senha incorretos</text:p>
            <text:p/>
          </table:table-cell>
          <table:table-cell table:style-name="ce2" office:value-type="string" calcext:value-type="string">
            <text:p>Seguranç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rototipacão das telas inciais</text:p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6:.J6])" office:value-type="float" office:value="4.05" calcext:value-type="float">
            <text:p>4.05</text:p>
          </table:table-cell>
          <table:table-cell table:style-name="ce5" table:formula="of:=[.G6]-[.K6]" office:value-type="float" office:value="-2.05" calcext:value-type="float">
            <text:p>-2.05</text:p>
          </table:table-cell>
          <table:table-cell table:number-columns-repeated="1012"/>
        </table:table-row>
        <table:table-row table:style-name="ro1">
          <table:covered-table-cell table:number-columns-repeated="2" table:style-name="ce6"/>
          <table:table-cell table:style-name="ce10" office:value-type="string" calcext:value-type="string">
            <text:p>Cenário 2: Todos os Dados de entrada validos </text:p>
            <text:p>Dado: Dados de entrada corretos </text:p>
            <text:p>Quando: o tentar efetuar o login </text:p>
            <text:p>Então: informar que acessou com sucesso </text:p>
            <text:p>e: acessar o sistema</text:p>
          </table:table-cell>
          <table:table-cell table:style-name="ce2" office:value-type="string" calcext:value-type="string">
            <text:p>Seguranç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riar os formulários </text:p>
            <text:p>dos campos da tela de cadastro </text:p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7:.J7])" office:value-type="float" office:value="1.23" calcext:value-type="float">
            <text:p>1.23</text:p>
          </table:table-cell>
          <table:table-cell table:style-name="ce5" table:formula="of:=[.G7]-[.K7]" office:value-type="float" office:value="1.77" calcext:value-type="float">
            <text:p>1.77</text:p>
          </table:table-cell>
          <table:table-cell table:number-columns-repeated="1012"/>
        </table:table-row>
        <table:table-row table:style-name="ro1">
          <table:covered-table-cell table:number-columns-repeated="2" table:style-name="ce6"/>
          <table:table-cell table:style-name="ce5" office:value-type="string" calcext:value-type="string">
            <text:p>Cenário 3: Tentativa de invasão</text:p>
            <text:p>Dado: Dado de entrada classificado como invasao ou tentativa de acesso indevida</text:p>
            <text:p>Quando: efetuar o login</text:p>
            <text:p>Então: bloquear o IP</text:p>
            <text:p>e: retornar a tela de login sem acessar</text:p>
          </table:table-cell>
          <table:table-cell table:style-name="ce2" office:value-type="string" calcext:value-type="string">
            <text:p>Seguranç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Fazer verificacão dos campos para </text:p>
            <text:p>a tela de cadastro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.37" calcext:value-type="float">
            <text:p>1.37</text:p>
          </table:table-cell>
          <table:table-cell table:style-name="ce5" office:value-type="float" office:value="0.37" calcext:value-type="float">
            <text:p>0.37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8:.J8])" office:value-type="float" office:value="2.04" calcext:value-type="float">
            <text:p>2.04</text:p>
          </table:table-cell>
          <table:table-cell table:style-name="ce5" table:formula="of:=[.G8]-[.K8]" office:value-type="float" office:value="0.96" calcext:value-type="float">
            <text:p>0.96</text:p>
          </table:table-cell>
          <table:table-cell table:number-columns-repeated="1012"/>
        </table:table-row>
        <table:table-row table:style-name="ro1">
          <table:covered-table-cell table:number-columns-repeated="2" table:style-name="ce6"/>
          <table:table-cell table:style-name="ce5" office:value-type="string" calcext:value-type="string">
            <text:p>Cenário 4: Esqueci minha senha </text:p>
            <text:p>Dado: usuario selecionou o esqueci minha senha</text:p>
            <text:p>Quando: na tela de login for selecionado esqueci minha senha</text:p>
            <text:p>Então: redirecionar para a tela do ESQUECI MINHA SENHAAA</text:p>
            <text:p/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Fazer o tratamento de excecoes</text:p>
            <text:p>para a tela de cadastros de usuarios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37" calcext:value-type="float">
            <text:p>0.37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9:.J9])" office:value-type="float" office:value="3.67" calcext:value-type="float">
            <text:p>3.67</text:p>
          </table:table-cell>
          <table:table-cell table:style-name="ce5" table:formula="of:=[.G9]-[.K9]" office:value-type="float" office:value="-0.67" calcext:value-type="float">
            <text:p>-0.67</text:p>
          </table:table-cell>
          <table:table-cell table:number-columns-repeated="1012"/>
        </table:table-row>
        <table:table-row table:style-name="ro1">
          <table:covered-table-cell table:number-columns-repeated="2" table:style-name="ce7"/>
          <table:table-cell table:style-name="ce5" office:value-type="string" calcext:value-type="string">
            <text:p>Cenário 5: Cadastro</text:p>
            <text:p>Dado: selecionar a opcao de cadastrar</text:p>
            <text:p>Quando: Quando SELECIONAR O CADASTRO</text:p>
            <text:p>entao: redirecionar para a TELA DE CADASTROOOO</text:p>
          </table:table-cell>
          <table:table-cell table:style-name="ce2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riar o formulários</text:p>
            <text:p>para a tela de logi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33" calcext:value-type="float">
            <text:p>1.33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0:.J10])" office:value-type="float" office:value="1.68" calcext:value-type="float">
            <text:p>1.68</text:p>
          </table:table-cell>
          <table:table-cell table:style-name="ce5" table:formula="of:=[.G10]-[.K10]" office:value-type="float" office:value="0.32" calcext:value-type="float">
            <text:p>0.32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Como administrador,</text:p>
            <text:p>preciso de um ambiente especial </text:p>
            <text:p>para cadastrar partidas e campeonatos oficiais</text:p>
          </table:table-cell>
          <table:table-cell table:style-name="ce5" office:value-type="string" calcext:value-type="string">
            <text:p>Cenário 1: Cadastro de torneio </text:p>
            <text:p>Dado: Dados do torneio a ser cadastrado</text:p>
            <text:p>Quando: Quando for registrar o torneio</text:p>
            <text:p>entao: permitir a insercao de Dados e cadastrar o torneio</text:p>
          </table:table-cell>
          <table:table-cell table:style-name="ce2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azer verificacão dos campos para </text:p>
            <text:p>a tela de logi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1:.J11])" office:value-type="float" office:value="3.7" calcext:value-type="float">
            <text:p>3.7</text:p>
          </table:table-cell>
          <table:table-cell table:style-name="ce5" table:formula="of:=[.G11]-[.K11]" office:value-type="float" office:value="-0.7" calcext:value-type="float">
            <text:p>-0.7</text:p>
          </table:table-cell>
          <table:table-cell table:number-columns-repeated="1012"/>
        </table:table-row>
        <table:table-row table:style-name="ro1">
          <table:covered-table-cell table:number-columns-repeated="2" table:style-name="ce6"/>
          <table:table-cell table:style-name="ce5" office:value-type="string" calcext:value-type="string">
            <text:p>Cenário 2: Dados incorretos</text:p>
            <text:p>Dados: Dados do torneio incorretos</text:p>
            <text:p>Quando: Quando for cadastrar o torneio</text:p>
            <text:p>Então: permitir a alteracão dos Dados</text:p>
          </table:table-cell>
          <table:table-cell table:style-name="ce2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Fazer tratamento de execoes para </text:p>
            <text:p>a tela de logi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16" calcext:value-type="float">
            <text:p>3.16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2:.J12])" office:value-type="float" office:value="3.71" calcext:value-type="float">
            <text:p>3.71</text:p>
          </table:table-cell>
          <table:table-cell table:style-name="ce5" table:formula="of:=[.G12]-[.K12]" office:value-type="float" office:value="-1.71" calcext:value-type="float">
            <text:p>-1.71</text:p>
          </table:table-cell>
          <table:table-cell table:number-columns-repeated="1012"/>
        </table:table-row>
        <table:table-row table:style-name="ro1">
          <table:covered-table-cell table:number-columns-repeated="2" table:style-name="ce6"/>
          <table:table-cell table:style-name="ce5" office:value-type="string" calcext:value-type="string">
            <text:p>Cenário 3: Limpar a tela</text:p>
            <text:p>Dados: botão de limpar</text:p>
            <text:p>Quando: algum torneio for desejado fazer a limpeza</text:p>
            <text:p>Então: permitir a limpeza da tela</text:p>
          </table:table-cell>
          <table:table-cell table:style-name="ce2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riar o formulários </text:p>
            <text:p>para a tela de cadastros de equip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3:.J13])" office:value-type="float" office:value="4" calcext:value-type="float">
            <text:p>4</text:p>
          </table:table-cell>
          <table:table-cell table:style-name="ce5" table:formula="of:=[.G13]-[.K13]"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covered-table-cell table:number-columns-repeated="2" table:style-name="ce6"/>
          <table:table-cell table:style-name="ce5" office:value-type="string" calcext:value-type="string">
            <text:p>Cenário 4: Cadastro de jogos dentro de um torneio</text:p>
            <text:p>Dados: partidas do campeonato</text:p>
            <text:p>Quando: for cadastrado um torneio</text:p>
            <text:p>então permitir o registro de partidas</text:p>
          </table:table-cell>
          <table:table-cell table:style-name="ce2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fazer verificacão </text:p>
            <text:p>dos campos, para a tela</text:p>
            <text:p>de cadastros de equip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4:.J14])" office:value-type="float" office:value="1.85" calcext:value-type="float">
            <text:p>1.85</text:p>
          </table:table-cell>
          <table:table-cell table:style-name="ce5" table:formula="of:=[.G14]-[.K14]" office:value-type="float" office:value="0.15" calcext:value-type="float">
            <text:p>0.15</text:p>
          </table:table-cell>
          <table:table-cell table:number-columns-repeated="1012"/>
        </table:table-row>
        <table:table-row table:style-name="ro1">
          <table:covered-table-cell table:number-columns-repeated="2" table:style-name="ce7"/>
          <table:table-cell table:style-name="ce5" office:value-type="string" calcext:value-type="string">
            <text:p>Cenário 5: Permitir a alteracão de partidas</text:p>
            <text:p>Dados: data/hora, equipes participantes e ou Dados das partidas</text:p>
            <text:p>Quando: precisar alterar as partidas</text:p>
            <text:p>Então: permitir a alteracão das partidas</text:p>
          </table:table-cell>
          <table:table-cell table:style-name="ce2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/>
            <text:p>fazer o tratamento de excecoes</text:p>
            <text:p>para a tela de cadastro de equipe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.02" calcext:value-type="float">
            <text:p>0.02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5:.J15])" office:value-type="float" office:value="0.34" calcext:value-type="float">
            <text:p>0.34</text:p>
          </table:table-cell>
          <table:table-cell table:style-name="ce5" table:formula="of:=[.G15]-[.K15]" office:value-type="float" office:value="1.66" calcext:value-type="float">
            <text:p>1.66</text:p>
          </table:table-cell>
          <table:table-cell table:number-columns-repeated="1012"/>
        </table:table-row>
        <table:table-row table:style-name="ro1">
          <table:table-cell table:style-name="ce5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Como apostador, </text:p>
            <text:p>preciso apostar em jogos e campeonatos oficiais </text:p>
            <text:p>que estão disponíveis no sistema de apostas</text:p>
            <text:p>para poder apostar sem perder dinheiro e sendo recompensado</text:p>
          </table:table-cell>
          <table:table-cell table:style-name="ce5" office:value-type="string" calcext:value-type="string">
            <text:p>Cenário 1:Tentativa de acesso a um jogo do sistema </text:p>
            <text:p>Dado: Clicar em algum jogo mostrado na lista,</text:p>
            <text:p>Quando: Na procura por uma partida</text:p>
            <text:p>entâo: redirecionar o usuario para a tela da partida</text:p>
          </table:table-cell>
          <table:table-cell table:style-name="ce14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riar o formulários </text:p>
            <text:p/>
            <text:p>para a tela de cadastros de tornei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25" calcext:value-type="float">
            <text:p>1.25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6:.J16])" office:value-type="float" office:value="4.47" calcext:value-type="float">
            <text:p>4.47</text:p>
          </table:table-cell>
          <table:table-cell table:style-name="ce5" table:formula="of:=[.G16]-[.K16]" office:value-type="float" office:value="-2.47" calcext:value-type="float">
            <text:p>-2.47</text:p>
          </table:table-cell>
          <table:table-cell table:number-columns-repeated="1012"/>
        </table:table-row>
        <table:table-row table:style-name="ro1">
          <table:covered-table-cell table:number-columns-repeated="2" table:style-name="ce6"/>
          <table:table-cell table:style-name="ce5" office:value-type="string" calcext:value-type="string">
            <text:p>Cenário  2:selecionar um campeonato que nâo tem partidas cadastradas</text:p>
            <text:p>Dado: acessar o campeonato </text:p>
            <text:p>Quando: Na procura por uma partida</text:p>
            <text:p>Então: avisar o usuario que nao existe partida cadastrada para o mesmo</text:p>
          </table:table-cell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fazer verificacão </text:p>
            <text:p>dos campos, </text:p>
            <text:p>para o cadastro de tornei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7:.J17])" office:value-type="float" office:value="0.63" calcext:value-type="float">
            <text:p>0.63</text:p>
          </table:table-cell>
          <table:table-cell table:style-name="ce5" table:formula="of:=[.G17]-[.K17]" office:value-type="float" office:value="1.37" calcext:value-type="float">
            <text:p>1.37</text:p>
          </table:table-cell>
          <table:table-cell table:number-columns-repeated="1012"/>
        </table:table-row>
        <table:table-row table:style-name="ro1">
          <table:covered-table-cell table:number-columns-repeated="2" table:style-name="ce6"/>
          <table:table-cell table:style-name="ce5" office:value-type="string" calcext:value-type="string">
            <text:p>Cenário 3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fazer o tratamento de excecoes</text:p>
            <text:p>para a tela de cadastro de tornei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35" calcext:value-type="float">
            <text:p>2.3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8:.J18])" office:value-type="float" office:value="2.65" calcext:value-type="float">
            <text:p>2.65</text:p>
          </table:table-cell>
          <table:table-cell table:style-name="ce5" table:formula="of:=[.G18]-[.K18]" office:value-type="float" office:value="-0.65" calcext:value-type="float">
            <text:p>-0.65</text:p>
          </table:table-cell>
          <table:table-cell table:number-columns-repeated="1012"/>
        </table:table-row>
        <table:table-row table:style-name="ro1">
          <table:covered-table-cell table:number-columns-repeated="2" table:style-name="ce6"/>
          <table:table-cell table:style-name="ce5" office:value-type="string" calcext:value-type="string">
            <text:p>Cenário 4: Tentativa de apostar</text:p>
            <text:p>Dado: clicar em apostar Quando escolhido uma partida</text:p>
            <text:p>Quando: quiser apostar </text:p>
            <text:p>entao: redirecionar para a tela da partida</text:p>
          </table:table-cell>
          <table:table-cell table:style-name="ce2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Listar todos os eSports disponíveis</text:p>
            <text:p>na parte direita do sit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19:.J19])" office:value-type="float" office:value="3.8" calcext:value-type="float">
            <text:p>3.8</text:p>
          </table:table-cell>
          <table:table-cell table:style-name="ce5" table:formula="of:=[.G19]-[.K19]" office:value-type="float" office:value="-1.8" calcext:value-type="float">
            <text:p>-1.8</text:p>
          </table:table-cell>
          <table:table-cell table:number-columns-repeated="1012"/>
        </table:table-row>
        <table:table-row table:style-name="ro1">
          <table:covered-table-cell table:number-columns-repeated="2" table:style-name="ce7"/>
          <table:table-cell table:style-name="ce5" office:value-type="string" calcext:value-type="string">
            <text:p>Cenário 5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15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pós selecionar um eSport,</text:p>
            <text:p>listar todos os campeonatos</text:p>
            <text:p>daquele jogo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20:.J20])" office:value-type="float" office:value="0.3" calcext:value-type="float">
            <text:p>0.3</text:p>
          </table:table-cell>
          <table:table-cell table:style-name="ce5" table:formula="of:=[.G20]-[.K20]"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iar um header com a identificacão</text:p>
            <text:p>do usuário, logo do site,</text:p>
            <text:p>imagem do usuário</text:p>
            <text:p>quantidade de Pila$</text:p>
            <text:p>Opcão de fazer Logoff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21:.J21])" office:value-type="float" office:value="3.21" calcext:value-type="float">
            <text:p>3.21</text:p>
          </table:table-cell>
          <table:table-cell table:style-name="ce5" table:formula="of:=[.G21]-[.K21]" office:value-type="float" office:value="-0.21" calcext:value-type="float">
            <text:p>-0.21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Na direita superior da tela. </text:p>
            <text:p>colocar jogos</text:p>
            <text:p>com mais apostas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22:.J22])" office:value-type="float" office:value="0.3" calcext:value-type="float">
            <text:p>0.3</text:p>
          </table:table-cell>
          <table:table-cell table:style-name="ce5" table:formula="of:=[.G22]-[.K22]"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Na direita inferior da tela</text:p>
            <text:p>colocar jogos</text:p>
            <text:p>recentemente acabados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23:.J23])" office:value-type="float" office:value="0.3" calcext:value-type="float">
            <text:p>0.3</text:p>
          </table:table-cell>
          <table:table-cell table:style-name="ce5" table:formula="of:=[.G23]-[.K23]"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No footer colocar os direitos</text:p>
            <text:p>do site,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1.11" calcext:value-type="float">
            <text:p>1.11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24:.J24])" office:value-type="float" office:value="1.89" calcext:value-type="float">
            <text:p>1.89</text:p>
          </table:table-cell>
          <table:table-cell table:style-name="ce5" table:formula="of:=[.G24]-[.K24]" office:value-type="float" office:value="0.11" calcext:value-type="float">
            <text:p>0.11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/>
            <text:p>Definir padrão das telas (CSS)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3" calcext:value-type="float">
            <text:p>0.3</text:p>
          </table:table-cell>
          <table:table-cell table:style-name="ce5" table:formula="of:=SUM([.H25:.J25])" office:value-type="float" office:value="6.8" calcext:value-type="float">
            <text:p>6.8</text:p>
          </table:table-cell>
          <table:table-cell table:style-name="ce5" table:formula="of:=[.G25]-[.K25]" office:value-type="float" office:value="-3.8" calcext:value-type="float">
            <text:p>-3.8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5"/>
          <table:table-cell table:style-name="ce5" office:value-type="string" calcext:value-type="string">
            <text:p>TOTAL:</text:p>
          </table:table-cell>
          <table:table-cell table:style-name="ce5" table:formula="of:=SUM([.G2:.G25])" office:value-type="float" office:value="58" calcext:value-type="float">
            <text:p>58</text:p>
          </table:table-cell>
          <table:table-cell table:style-name="ce5" table:formula="of:=SUM([.H2:.H25])" office:value-type="float" office:value="41.88" calcext:value-type="float">
            <text:p>41.88</text:p>
          </table:table-cell>
          <table:table-cell table:style-name="ce5" table:formula="of:=SUM([.I2:.I25])" office:value-type="float" office:value="12.25" calcext:value-type="float">
            <text:p>12.25</text:p>
          </table:table-cell>
          <table:table-cell table:style-name="ce5" table:formula="of:=SUM([.J2:.J25])" office:value-type="float" office:value="7.2" calcext:value-type="float">
            <text:p>7.2</text:p>
          </table:table-cell>
          <table:table-cell table:style-name="ce5" table:formula="of:=SUM([.K2:.K25])" office:value-type="float" office:value="61.33" calcext:value-type="float">
            <text:p>61.33</text:p>
          </table:table-cell>
          <table:table-cell table:style-name="ce5" table:formula="of:=SUM([.L2:.L25])" office:value-type="float" office:value="-3.33" calcext:value-type="float">
            <text:p>-3.33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2" table:style-name="ta3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014" table:default-cell-style-name="Default"/>
        <table:table-row table:style-name="ro3">
          <table:table-cell table:style-name="ce16" office:value-type="string" calcext:value-type="string">
            <text:p>ID História</text:p>
          </table:table-cell>
          <table:table-cell table:style-name="ce16" office:value-type="string" calcext:value-type="string">
            <text:p>História do Usuário</text:p>
          </table:table-cell>
          <table:table-cell table:style-name="ce19" office:value-type="string" calcext:value-type="string">
            <text:p>BDD</text:p>
            <text:p>(Cenários de testes)</text:p>
          </table:table-cell>
          <table:table-cell table:style-name="ce19" office:value-type="string" calcext:value-type="string">
            <text:p>RNF Associados</text:p>
          </table:table-cell>
          <table:table-cell table:style-name="ce16" office:value-type="string" calcext:value-type="string">
            <text:p>ID Tardefas</text:p>
          </table:table-cell>
          <table:table-cell table:style-name="ce16" office:value-type="string" calcext:value-type="string">
            <text:p>Descricão das Tarefas</text:p>
          </table:table-cell>
          <table:table-cell table:style-name="ce16" office:value-type="string" calcext:value-type="string">
            <text:p>Tempo Estimado</text:p>
          </table:table-cell>
          <table:table-cell table:style-name="ce16" office:value-type="string" calcext:value-type="string">
            <text:p>Tempo Desenvolver</text:p>
          </table:table-cell>
          <table:table-cell table:style-name="ce16" office:value-type="string" calcext:value-type="string">
            <text:p>Tempo Testes</text:p>
          </table:table-cell>
          <table:table-cell table:style-name="ce16" office:value-type="string" calcext:value-type="string">
            <text:p>Tempo Trabalho</text:p>
          </table:table-cell>
          <table:table-cell table:style-name="ce16" office:value-type="string" calcext:value-type="string">
            <text:p>Tempo Total</text:p>
          </table:table-cell>
          <table:table-cell table:style-name="ce16" office:value-type="string" calcext:value-type="string">
            <text:p>Diferenca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table-cell table:style-name="ce17" office:value-type="float" office:value="1" calcext:value-type="float" table:number-columns-spanned="1" table:number-rows-spanned="7">
            <text:p>1</text:p>
          </table:table-cell>
          <table:table-cell table:style-name="ce17" office:value-type="string" calcext:value-type="string" table:number-columns-spanned="1" table:number-rows-spanned="7">
            <text:p>Como administrador,</text:p>
            <text:p>preciso de um ambiente especial </text:p>
            <text:p>para cadastrar partidas </text:p>
          </table:table-cell>
          <table:table-cell table:style-name="ce17" office:value-type="string" calcext:value-type="string">
            <text:p>Cenário 1: Cadastro de torneio </text:p>
            <text:p>Dado: Dados do torneio a ser cadastrado</text:p>
            <text:p>Quando: Quando for registrar as partidas</text:p>
            <text:p>entao: permitir a insercao de Dados e cadastrar as partidas</text:p>
          </table:table-cell>
          <table:table-cell table:style-name="ce17" office:value-type="string" calcext:value-type="string">
            <text:p>Acessibilidad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ncluir as tarefas que não foram</text:p>
            <text:p>concluídas na última sprint</text:p>
          </table:table-cell>
          <table:table-cell table:style-name="ce17" office:value-type="float" office:value="2.5" calcext:value-type="float">
            <text:p>2.5</text:p>
          </table:table-cell>
          <table:table-cell table:style-name="ce21" table:formula="of:=+2.5+1/6+2+2.52" office:value-type="float" office:value="7.18666666666667" calcext:value-type="float">
            <text:p>7.18666666666667</text:p>
          </table:table-cell>
          <table:table-cell table:style-name="ce18" office:value-type="float" office:value="1.03" calcext:value-type="float">
            <text:p>1.03</text:p>
          </table:table-cell>
          <table:table-cell/>
          <table:table-cell table:style-name="ce18" table:formula="of:=([.H2]+[.I2])" office:value-type="float" office:value="8.21666666666667" calcext:value-type="float">
            <text:p>8.21666666666667</text:p>
          </table:table-cell>
          <table:table-cell table:style-name="ce18" table:formula="of:=[.H2]-[.K2]" office:value-type="float" office:value="-1.03" calcext:value-type="float">
            <text:p>-1.03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2: Dados incorretos</text:p>
            <text:p>Dados: Dados do torneio incorretos</text:p>
            <text:p>Quando: Quando for cadastrar as partidas</text:p>
            <text:p>Então: permitir a alteracão dos Dados</text:p>
          </table:table-cell>
          <table:table-cell table:style-name="ce17" office:value-type="string" calcext:value-type="string">
            <text:p>Acessibilidad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Fazer a Logo do Site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0.1" calcext:value-type="float">
            <text:p>0.1</text:p>
          </table:table-cell>
          <table:table-cell/>
          <table:table-cell table:style-name="ce18" table:formula="of:=([.H3]+[.I3])" office:value-type="float" office:value="0.43" calcext:value-type="float">
            <text:p>0.43</text:p>
          </table:table-cell>
          <table:table-cell table:style-name="ce18" table:formula="of:=[.H3]-[.K3]" office:value-type="float" office:value="-0.1" calcext:value-type="float">
            <text:p>-0.1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3: Limpar a tela</text:p>
            <text:p>Dados: botão de limpar</text:p>
            <text:p>Quando: algum torneio for desejado fazer a limpeza</text:p>
            <text:p>Então: permitir a limpeza da tela</text:p>
          </table:table-cell>
          <table:table-cell table:style-name="ce17" office:value-type="string" calcext:value-type="string">
            <text:p>Acessibilidade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CSS - Cabeçalho - </text:p>
            <text:p>Colocar o cabeçalho na parte</text:p>
            <text:p>superior da tela</text:p>
          </table:table-cell>
          <table:table-cell table:style-name="ce17" office:value-type="float" office:value="2.75" calcext:value-type="float">
            <text:p>2.75</text:p>
          </table:table-cell>
          <table:table-cell table:style-name="ce21" office:value-type="float" office:value="3.02" calcext:value-type="float">
            <text:p>3.02</text:p>
          </table:table-cell>
          <table:table-cell table:style-name="ce18"/>
          <table:table-cell/>
          <table:table-cell table:style-name="ce18" table:formula="of:=([.H4]+[.I4])" office:value-type="float" office:value="3.02" calcext:value-type="float">
            <text:p>3.02</text:p>
          </table:table-cell>
          <table:table-cell table:style-name="ce18" table:formula="of:=[.H4]-[.K4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4: Cadastro de jogos dentro de um torneio</text:p>
            <text:p>Dados: partidas do campeonato</text:p>
            <text:p>Quando: for cadastrado um torneio</text:p>
            <text:p>então permitir o registro de partidas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CSS - Fazer a estiliação para a</text:p>
            <text:p>tela de cadastro de torneios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/>
          <table:table-cell table:style-name="ce18" table:formula="of:=([.H5]+[.I5])" office:value-type="float" office:value="0" calcext:value-type="float">
            <text:p>0</text:p>
          </table:table-cell>
          <table:table-cell table:style-name="ce18" table:formula="of:=[.H5]-[.K5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5: Permitir a alteracão de partidas</text:p>
            <text:p>Dados: data/hora, equipes participantes e ou Dados das partidas</text:p>
            <text:p>Quando: precisar alterar as partidas</text:p>
            <text:p>Então: permitir a alteracão das partidas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CSS - Fazer a estiliação para a</text:p>
            <text:p>tela de cadastro de partidas</text:p>
          </table:table-cell>
          <table:table-cell table:style-name="ce17" office:value-type="float" office:value="2.5" calcext:value-type="float">
            <text:p>2.5</text:p>
          </table:table-cell>
          <table:table-cell table:style-name="ce18" table:number-columns-repeated="2"/>
          <table:table-cell/>
          <table:table-cell table:style-name="ce18" table:formula="of:=([.H6]+[.I6])" office:value-type="float" office:value="0" calcext:value-type="float">
            <text:p>0</text:p>
          </table:table-cell>
          <table:table-cell table:style-name="ce18" table:formula="of:=[.H6]-[.K6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20" office:value-type="string" calcext:value-type="string">
            <text:p>Cenário 6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17" office:value-type="string" calcext:value-type="string">
            <text:p>Acessibilidade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ack End - Fazer a</text:p>
            <text:p>página de ADM</text:p>
          </table:table-cell>
          <table:table-cell table:style-name="ce17" office:value-type="float" office:value="1.75" calcext:value-type="float">
            <text:p>1.75</text:p>
          </table:table-cell>
          <table:table-cell table:style-name="ce18" office:value-type="float" office:value="0.3" calcext:value-type="float">
            <text:p>0.3</text:p>
          </table:table-cell>
          <table:table-cell table:style-name="ce18" office:value-type="float" office:value="0.25" calcext:value-type="float">
            <text:p>0.25</text:p>
          </table:table-cell>
          <table:table-cell/>
          <table:table-cell table:style-name="ce18" table:formula="of:=([.H7]+[.I7])" office:value-type="float" office:value="0.55" calcext:value-type="float">
            <text:p>0.55</text:p>
          </table:table-cell>
          <table:table-cell table:style-name="ce18" table:formula="of:=[.H7]-[.K7]" office:value-type="float" office:value="-0.25" calcext:value-type="float">
            <text:p>-0.25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7"/>
          <table:table-cell table:style-name="ce20" office:value-type="string" calcext:value-type="string">
            <text:p>Cenário 7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CSS- Criar CSS para a página</text:p>
            <text:p>de ADM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/>
          <table:table-cell table:style-name="ce18" table:formula="of:=([.H8]+[.I8])" office:value-type="float" office:value="0" calcext:value-type="float">
            <text:p>0</text:p>
          </table:table-cell>
          <table:table-cell table:style-name="ce18" table:formula="of:=[.H8]-[.K8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table-cell table:style-name="ce17" office:value-type="float" office:value="2" calcext:value-type="float" table:number-columns-spanned="1" table:number-rows-spanned="5">
            <text:p>2</text:p>
          </table:table-cell>
          <table:table-cell table:style-name="ce17" office:value-type="string" calcext:value-type="string" table:number-columns-spanned="1" table:number-rows-spanned="5">
            <text:p>Como administrador, </text:p>
            <text:p>preciso de um ambiente </text:p>
            <text:p>para cadastrar campeonatos</text:p>
          </table:table-cell>
          <table:table-cell table:style-name="ce17" office:value-type="string" calcext:value-type="string">
            <text:p>Cenário 1: Cadastro de torneio </text:p>
            <text:p>Dado: Dados do torneio a ser cadastrado</text:p>
            <text:p>Quando: Quando for registrar o torneio</text:p>
            <text:p>entao: permitir a insercao de Dados e cadastrar o torneio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8" calcext:value-type="float">
            <text:p>8</text:p>
          </table:table-cell>
          <table:table-cell table:style-name="ce18" office:value-type="string" calcext:value-type="string">
            <text:p>Back End - Criar página para </text:p>
            <text:p>atualização dos resultados das </text:p>
            <text:p>partidas</text:p>
          </table:table-cell>
          <table:table-cell table:style-name="ce17" office:value-type="float" office:value="3.75" calcext:value-type="float">
            <text:p>3.75</text:p>
          </table:table-cell>
          <table:table-cell table:style-name="ce18" table:number-columns-repeated="2"/>
          <table:table-cell/>
          <table:table-cell table:style-name="ce18" table:formula="of:=([.H9]+[.I9])" office:value-type="float" office:value="0" calcext:value-type="float">
            <text:p>0</text:p>
          </table:table-cell>
          <table:table-cell table:style-name="ce18" table:formula="of:=[.H9]-[.K9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2: Dados incorretos</text:p>
            <text:p>Dados: Dados do torneio incorretos</text:p>
            <text:p>Quando: Quando for cadastrar o torneio</text:p>
            <text:p>Então: permitir a alteracão dos Dados</text:p>
          </table:table-cell>
          <table:table-cell table:style-name="ce17" office:value-type="string" calcext:value-type="string">
            <text:p>Acessibilidade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CSS - Fazer o CSS para a tela de</text:p>
            <text:p>atulização de resultados das</text:p>
            <text:p>partidas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table:style-name="ce18" table:formula="of:=([.H10]+[.I10])" office:value-type="float" office:value="0" calcext:value-type="float">
            <text:p>0</text:p>
          </table:table-cell>
          <table:table-cell table:style-name="ce18" table:formula="of:=[.H10]-[.K10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3: Limpar a tela</text:p>
            <text:p>Dados: botão de limpar</text:p>
            <text:p>Quando: algum torneio for desejado fazer a limpeza</text:p>
            <text:p>Então: permitir a limpeza da tela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Back End - Página Principal -</text:p>
            <text:p>Seleção de Games - </text:p>
            <text:p/>
            <text:p/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/>
          <table:table-cell table:style-name="ce18" table:formula="of:=([.H11]+[.I11])" office:value-type="float" office:value="0" calcext:value-type="float">
            <text:p>0</text:p>
          </table:table-cell>
          <table:table-cell table:style-name="ce18" table:formula="of:=[.H11]-[.K11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20" office:value-type="string" calcext:value-type="string">
            <text:p>Cenário 4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17" office:value-type="string" calcext:value-type="string">
            <text:p>Acessibilidade</text:p>
          </table:table-cell>
          <table:table-cell table:style-name="ce17" office:value-type="float" office:value="11" calcext:value-type="float">
            <text:p>11</text:p>
          </table:table-cell>
          <table:table-cell table:style-name="ce18" office:value-type="string" calcext:value-type="string">
            <text:p>Back End - Páginda Princial - </text:p>
            <text:p>Seleção de campeonatos 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/>
          <table:table-cell table:style-name="ce18" table:formula="of:=([.H12]+[.I12])" office:value-type="float" office:value="0" calcext:value-type="float">
            <text:p>0</text:p>
          </table:table-cell>
          <table:table-cell table:style-name="ce18" table:formula="of:=[.H12]-[.K12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7"/>
          <table:table-cell table:style-name="ce20" office:value-type="string" calcext:value-type="string">
            <text:p>Cenário 5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12" calcext:value-type="float">
            <text:p>12</text:p>
          </table:table-cell>
          <table:table-cell table:style-name="ce18" office:value-type="string" calcext:value-type="string">
            <text:p>Back End - Página Principal -</text:p>
            <text:p>Visualização de partidas 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/>
          <table:table-cell table:style-name="ce18" table:formula="of:=([.H13]+[.I13])" office:value-type="float" office:value="0" calcext:value-type="float">
            <text:p>0</text:p>
          </table:table-cell>
          <table:table-cell table:style-name="ce18" table:formula="of:=[.H13]-[.K13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table-cell table:style-name="ce17" office:value-type="float" office:value="3" calcext:value-type="float" table:number-columns-spanned="1" table:number-rows-spanned="4">
            <text:p>3</text:p>
          </table:table-cell>
          <table:table-cell table:style-name="ce17" office:value-type="string" calcext:value-type="string" table:number-columns-spanned="1" table:number-rows-spanned="4">
            <text:p>Como apostador, </text:p>
            <text:p>preciso visualizar as partidas e campeonatos disponiveis</text:p>
          </table:table-cell>
          <table:table-cell table:style-name="ce17" office:value-type="string" calcext:value-type="string">
            <text:p>Cenário 1:Tentativa de acesso a um jogo do sistema </text:p>
            <text:p>Dado: Clicar em algum jogo mostrado na lista,</text:p>
            <text:p>Quando: Na procura por uma partida</text:p>
            <text:p>entâo: exibir ao usuário lista de campeonatos e partidas</text:p>
            <text:p>daquele jogo em específico</text:p>
          </table:table-cell>
          <table:table-cell table:style-name="ce17" office:value-type="string" calcext:value-type="string">
            <text:p>Acessibilidade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CSS - Página Principal -</text:p>
            <text:p>Listar todos os eSports disponíveis</text:p>
            <text:p>na parte esquerda do site</text:p>
          </table:table-cell>
          <table:table-cell table:style-name="ce17" office:value-type="float" office:value="5.5" calcext:value-type="float">
            <text:p>5.5</text:p>
          </table:table-cell>
          <table:table-cell table:style-name="ce18" table:number-columns-repeated="2"/>
          <table:table-cell/>
          <table:table-cell table:style-name="ce18" table:formula="of:=([.H14]+[.I14])" office:value-type="float" office:value="0" calcext:value-type="float">
            <text:p>0</text:p>
          </table:table-cell>
          <table:table-cell table:style-name="ce18" table:formula="of:=[.H14]-[.K14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 2:selecionar um campeonato que nâo tem partidas cadastradas</text:p>
            <text:p>Dado: acessar o campeonato </text:p>
            <text:p>Quando: Na procura por uma partida</text:p>
            <text:p>Então: avisar o usuario que nao existe partida cadastrada para o mesmo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CSS - Página Principal -</text:p>
            <text:p>Na direita superior da tela. </text:p>
            <text:p>colocar jogos</text:p>
            <text:p>com mais apostas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/>
          <table:table-cell table:style-name="ce18" table:formula="of:=([.H15]+[.I15])" office:value-type="float" office:value="0" calcext:value-type="float">
            <text:p>0</text:p>
          </table:table-cell>
          <table:table-cell table:style-name="ce18" table:formula="of:=[.H15]-[.K15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3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17" office:value-type="string" calcext:value-type="string">
            <text:p>Acessibilidade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CSS - Página Principal - </text:p>
            <text:p>Na direita inferior da tela</text:p>
            <text:p>colocar jogos</text:p>
            <text:p>recentemente acabados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/>
          <table:table-cell table:style-name="ce18" table:formula="of:=([.H16]+[.I16])" office:value-type="float" office:value="0" calcext:value-type="float">
            <text:p>0</text:p>
          </table:table-cell>
          <table:table-cell table:style-name="ce18" table:formula="of:=[.H16]-[.K16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7"/>
          <table:table-cell table:style-name="ce17" office:value-type="string" calcext:value-type="string">
            <text:p>Cenário 4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CSS - Footer - </text:p>
            <text:p>Colocar os direitos do site</text:p>
          </table:table-cell>
          <table:table-cell table:style-name="ce17" office:value-type="float" office:value="1.5" calcext:value-type="float">
            <text:p>1.5</text:p>
          </table:table-cell>
          <table:table-cell table:style-name="ce18" table:number-columns-repeated="2"/>
          <table:table-cell/>
          <table:table-cell table:style-name="ce18" table:formula="of:=([.H17]+[.I17])" office:value-type="float" office:value="0" calcext:value-type="float">
            <text:p>0</text:p>
          </table:table-cell>
          <table:table-cell table:style-name="ce18" table:formula="of:=[.H17]-[.K17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table-cell table:style-name="ce17" office:value-type="float" office:value="4" calcext:value-type="float" table:number-columns-spanned="1" table:number-rows-spanned="5">
            <text:p>4</text:p>
          </table:table-cell>
          <table:table-cell table:style-name="ce17" office:value-type="string" calcext:value-type="string" table:number-columns-spanned="1" table:number-rows-spanned="5">
            <text:p>Como apostador, </text:p>
            <text:p>preciso de detalhes da partida </text:p>
            <text:p>para poder apostar</text:p>
          </table:table-cell>
          <table:table-cell table:style-name="ce17" office:value-type="string" calcext:value-type="string">
            <text:p>Cenário 1: Tentativa de apostar</text:p>
            <text:p>Dado: clicar em apostar Quando escolhido uma partida</text:p>
            <text:p>Quando: quiser apostar </text:p>
            <text:p>entao: exibir detalhes da aposta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Back End - Página Principal - </text:p>
            <text:p>Ao selecionar a partida </text:p>
            <text:p>redirecionar para a pagina</text:p>
            <text:p>da partida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/>
          <table:table-cell table:style-name="ce18" table:formula="of:=([.H18]+[.I18])" office:value-type="float" office:value="0" calcext:value-type="float">
            <text:p>0</text:p>
          </table:table-cell>
          <table:table-cell table:style-name="ce18" table:formula="of:=[.H18]-[.K18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2: ter uma confirmação na hora de apostar</text:p>
            <text:p>Dado: clicar no botão de apostar</text:p>
            <text:p>Quando: for confirmar a aposta</text:p>
            <text:p>Então: pedir uma confirmação ao usuário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18" calcext:value-type="float">
            <text:p>18</text:p>
          </table:table-cell>
          <table:table-cell table:style-name="ce18" office:value-type="string" calcext:value-type="string">
            <text:p>Back End - Página da Partida - </text:p>
            <text:p>Permiir que apostas sejam realizadas</text:p>
            <text:p>Na página da partida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/>
          <table:table-cell table:style-name="ce18" table:formula="of:=([.H19]+[.I19])" office:value-type="float" office:value="0" calcext:value-type="float">
            <text:p>0</text:p>
          </table:table-cell>
          <table:table-cell table:style-name="ce18" table:formula="of:=[.H19]-[.K19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17" office:value-type="string" calcext:value-type="string">
            <text:p>Cenário 3: ter uma confirmação de aposta realizada</text:p>
            <text:p>Dado: confrimar a apsota</text:p>
            <text:p>Quando: a apsota for confirmada</text:p>
            <text:p>Então: informar ao usuário que a aposta foi realizada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CSS - Página da Partida</text:p>
            <text:p>Fazer o CSS para a página</text:p>
            <text:p>da partida</text:p>
          </table:table-cell>
          <table:table-cell table:style-name="ce17" office:value-type="float" office:value="3.75" calcext:value-type="float">
            <text:p>3.75</text:p>
          </table:table-cell>
          <table:table-cell table:style-name="ce18" table:number-columns-repeated="2"/>
          <table:table-cell/>
          <table:table-cell table:style-name="ce18" table:formula="of:=([.H20]+[.I20])" office:value-type="float" office:value="0" calcext:value-type="float">
            <text:p>0</text:p>
          </table:table-cell>
          <table:table-cell table:style-name="ce18" table:formula="of:=[.H20]-[.K20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6"/>
          <table:table-cell table:style-name="ce20" office:value-type="string" calcext:value-type="string">
            <text:p>Cenário 4: Tentativa de acesso ao perfil</text:p>
            <text:p>Dado:clicar na foto no canto superior esquerdo</text:p>
            <text:p>Quando: na procura pr uma partida</text:p>
            <text:p>Então: redirecionar para tela de perfil do usuario</text:p>
          </table:table-cell>
          <table:table-cell table:style-name="ce17" office:value-type="string" calcext:value-type="string">
            <text:p>Acessibilidade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7"/>
          <table:table-cell table:style-name="ce18" table:number-columns-repeated="2"/>
          <table:table-cell/>
          <table:table-cell table:style-name="ce18" table:formula="of:=([.H21]+[.I21])" office:value-type="float" office:value="0" calcext:value-type="float">
            <text:p>0</text:p>
          </table:table-cell>
          <table:table-cell table:style-name="ce18" table:formula="of:=[.H21]-[.K21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covered-table-cell table:number-columns-repeated="2" table:style-name="ce7"/>
          <table:table-cell table:style-name="ce20" office:value-type="string" calcext:value-type="string">
            <text:p>Cenário 5: pressionar o botao de sair</text:p>
            <text:p>Dado: clicar no botao</text:p>
            <text:p>Quando: quiser desconectar sua conta do site</text:p>
            <text:p>entao: retornar a tela principal</text:p>
            <text:p>e: sem estar conectado a sua conta</text:p>
          </table:table-cell>
          <table:table-cell table:style-name="ce17" office:value-type="string" calcext:value-type="string">
            <text:p>Funcionalidade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number-columns-repeated="2"/>
          <table:table-cell table:style-name="ce18" table:number-columns-repeated="2"/>
          <table:table-cell/>
          <table:table-cell table:style-name="ce18" table:formula="of:=([.H22]+[.I22])" office:value-type="float" office:value="0" calcext:value-type="float">
            <text:p>0</text:p>
          </table:table-cell>
          <table:table-cell table:style-name="ce18" table:formula="of:=[.H22]-[.K22]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997"/>
        </table:table-row>
        <table:table-row table:style-name="ro1">
          <table:table-cell table:style-name="ce18" table:number-columns-repeated="4"/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TOTAL:</text:p>
          </table:table-cell>
          <table:table-cell table:style-name="ce17" table:formula="of:=SUM([.G2:.G22])" office:value-type="float" office:value="57" calcext:value-type="float">
            <text:p>57</text:p>
          </table:table-cell>
          <table:table-cell table:style-name="ce18" table:formula="of:=(SUM([.H2:.H22]))" office:value-type="float" office:value="10.8366666666667" calcext:value-type="float">
            <text:p>10.8366666666667</text:p>
          </table:table-cell>
          <table:table-cell table:style-name="ce18" table:formula="of:=(SUM([.I2:.I22]))" office:value-type="float" office:value="1.38" calcext:value-type="float">
            <text:p>1.38</text:p>
          </table:table-cell>
          <table:table-cell table:style-name="ce18" table:formula="of:=(SUM([.J2:.J22]))" office:value-type="float" office:value="0" calcext:value-type="float">
            <text:p>0</text:p>
          </table:table-cell>
          <table:table-cell table:style-name="ce18" table:formula="of:=(SUM([.K2:.K22]))" office:value-type="float" office:value="12.2166666666667" calcext:value-type="float">
            <text:p>12.2166666666667</text:p>
          </table:table-cell>
          <table:table-cell table:style-name="ce18" table:number-columns-repeated="16"/>
          <table:table-cell table:number-columns-repeated="997"/>
        </table:table-row>
        <table:table-row table:style-name="ro1">
          <table:table-cell table:style-name="ce18" table:number-columns-repeated="27"/>
          <table:table-cell table:number-columns-repeated="997"/>
        </table:table-row>
        <table:table-row table:style-name="ro1" table:number-rows-repeated="986">
          <table:table-cell table:style-name="ce18" table:number-columns-repeated="27"/>
          <table:table-cell table:number-columns-repeated="997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Sprint 1'.E2:'Sprint 1'.L20" table:contains-header="false"/>
        <table:database-range table:name="Table_2" table:target-range-address="'Sprint 2'.E2:'Sprint 2'.L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20_2" style:display-name="PageStyle_Sprint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51" meta:object-count="0"/>
    <meta:generator>LibreOfficeDev/6.0.5.2$Linux_X86_64 LibreOffice_project/</meta:generator>
  </office:meta>
</office:document-meta>
</file>